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[-0.118628 -0.24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4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4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4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4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4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3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3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3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3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3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3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2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2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2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2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2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2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1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1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1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1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1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1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0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0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0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0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0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0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19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19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19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19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199621 <text:s/>0.411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199621 <text:s/>0.411165 <text:s/>0.438854 <text:s/>1.556069 -0.42696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5:43:42.660238974</meta:creation-date>
    <dc:date>2022-08-18T15:47:41.139729949</dc:date>
    <meta:editing-duration>PT3M58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